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d34" officeooo:paragraph-rsid="001ded3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ed34" officeooo:paragraph-rsid="001ded34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1ded34" officeooo:paragraph-rsid="001ded34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</style:style>
    <style:style style:name="P5" style:family="paragraph" style:parent-style-name="Standard">
      <style:paragraph-properties fo:text-align="center" style:justify-single-word="false"/>
      <style:text-properties officeooo:rsid="001ded34" officeooo:paragraph-rsid="001ded34"/>
    </style:style>
    <style:style style:name="P6" style:family="paragraph" style:parent-style-name="Standard">
      <style:paragraph-properties fo:text-align="start" style:justify-single-word="false"/>
      <style:text-properties officeooo:rsid="001ded34" officeooo:paragraph-rsid="001ded34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myriad-pro" fo:font-size="12pt" fo:letter-spacing="normal" fo:font-style="normal" fo:font-weight="normal" officeooo:rsid="001ded34" officeooo:paragraph-rsid="001ded34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myriad-pro" fo:font-size="12pt" fo:letter-spacing="normal" fo:font-style="normal" fo:font-weight="normal" officeooo:rsid="001ded34" officeooo:paragraph-rsid="001efbe5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ed34" officeooo:paragraph-rsid="001ded3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ed34" officeooo:paragraph-rsid="001ded34" fo:background-color="#dddddd"/>
    </style:style>
    <style:style style:name="T1" style:family="text">
      <style:text-properties fo:font-variant="normal" fo:text-transform="none" fo:color="#333333" style:font-name="myriad-pro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Consolas" fo:font-size="11pt" fo:letter-spacing="normal" fo:font-style="normal" fo:font-weight="normal" style:font-size-asian="11pt" style:font-size-complex="11pt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eration</text:p>
      <text:p text:style-name="P1"/>
      <text:p text:style-name="P1"/>
      <text:p text:style-name="P7"/>
      <text:p text:style-name="P1"/>
      <text:p text:style-name="P2">Hash</text:p>
      <text:p text:style-name="P3"><text:span text:style-name="T1">To remedy this, we have to create an array containing all of the keys in the hash. We can do this by using </text:span><text:span text:style-name="Source_20_Text"><text:span text:style-name="T2">Hash#keys</text:span></text:span><text:span text:style-name="T1">, which returns an array containing all of the keys in the hash. We can then use the new array of keys, </text:span><text:span text:style-name="Source_20_Text"><text:span text:style-name="T2">pets</text:span></text:span><text:span text:style-name="T1">, to iterate over the hash.</text:span></text:p>
      <text:p text:style-name="P4"><text:span text:style-name="T1">The important thing to realize here is that this is a two step process. First, we're iterating over the array of keys, </text:span><text:span text:style-name="Source_20_Text"><text:span text:style-name="T2">pets</text:span></text:span><text:span text:style-name="T1">, and saving each key into the </text:span><text:span text:style-name="Source_20_Text"><text:span text:style-name="T2">current_pet </text:span></text:span><text:span text:style-name="T1">variable. We then use the </text:span><text:span text:style-name="Source_20_Text"><text:span text:style-name="T2">current_pet</text:span></text:span><text:span text:style-name="T1">key to retrieve the appropriate value out of the </text:span><text:span text:style-name="Source_20_Text"><text:span text:style-name="T2">number_of_pets </text:span></text:span><text:span text:style-name="T1">hash.</text:span></text:p>
      <text:p text:style-name="P6">- <text:a xlink:type="simple" xlink:href="https://launchschool.com/lessons/85376b6d/assignments/0383876a" text:style-name="Internet_20_link" text:visited-style-name="Visited_20_Internet_20_Link">https://launchschool.com/lessons/85376b6d/assignments/0383876a</text:a></text:p>
      <text:p text:style-name="P6"/>
      <text:p text:style-name="P6"/>
      <text:p text:style-name="P6"/>
      <text:p text:style-name="P6"/>
      <text:p text:style-name="P8">Looping comprises four basic elements: a loop, a counter, a way to retrieve the current value, and a way to exit the loop. It's important to understand how to manually loop over collections with nothing more than these 4 tools.</text:p>
      <text:p text:style-name="P6"/>
      <text:p text:style-name="P6"/>
      <text:p text:style-name="P10">alphabet = 'abcdefghijklmnopqrstuvwxyz'</text:p>
      <text:p text:style-name="P10">counter = 0</text:p>
      <text:p text:style-name="P10"/>
      <text:p text:style-name="P10">loop do</text:p>
      <text:p text:style-name="P10"><text:s text:c="2"/>break if counter == alphabet.size</text:p>
      <text:p text:style-name="P10"><text:s text:c="2"/>puts alphabet[counter]</text:p>
      <text:p text:style-name="P10"><text:s text:c="2"/>counter += 1</text:p>
      <text:p text:style-name="P10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6:08:27.888768025</meta:creation-date>
    <dc:date>2021-03-26T06:15:23.040328737</dc:date>
    <meta:editing-duration>PT5M1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60" meta:character-count="960" meta:non-whitespace-character-count="807"/>
  </office:meta>
</office:document-meta>
</file>